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3000002D01C08461AFCB0FE7E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dddddd" draw:textarea-horizontal-align="justify" draw:textarea-vertical-align="middle" draw:auto-grow-height="false" fo:min-height="0.512cm" fo:min-width="5.319cm"/>
    </style:style>
    <style:style style:name="gr2" style:family="graphic" style:parent-style-name="standard">
      <style:graphic-properties draw:stroke="none" draw:fill-color="#000000" draw:opacity="18%" draw:textarea-vertical-align="middl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5.084cm" fo:min-width="0.26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222cm" fo:min-width="0.262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544cm" fo:min-width="0.262cm" fo:padding-top="0.142cm" fo:padding-bottom="0.142cm" fo:padding-left="0.267cm" fo:padding-right="0.26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fill-color="#eeeeee" draw:textarea-horizontal-align="justify" draw:textarea-vertical-align="middle" draw:auto-grow-height="false" fo:min-height="4.542cm" fo:min-width="4.575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358cm" fo:min-width="2.108cm" fo:padding-top="0.142cm" fo:padding-bottom="0.142cm" fo:padding-left="0.267cm" fo:padding-right="0.267cm"/>
    </style:style>
    <style:style style:name="gr11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4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15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7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1cm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20" style:family="graphic" style:parent-style-name="standard">
      <style:graphic-properties draw:stroke="none" svg:stroke-color="#000000" draw:fill-color="#000000" draw:opacity="18%" draw:textarea-horizontal-align="justify" draw:textarea-vertical-align="middle" draw:auto-grow-height="false" fo:min-height="0.512cm" fo:min-width="0.686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32cm" fo:min-width="0.167cm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000000" draw:opacity="18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eeeeee"/>
      <style:paragraph-properties fo:text-align="center"/>
    </style:style>
    <style:style style:name="P7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/>
      <style:paragraph-properties fo:text-align="center"/>
      <style:text-properties fo:font-size="12pt"/>
    </style:style>
    <style:style style:name="P10" style:family="paragraph">
      <loext:graphic-properties draw:fill="none" draw:fill-color="#ffffff"/>
      <style:text-properties fo:font-size="12pt" fo:font-style="italic" style:font-size-asian="6pt" style:font-style-asian="italic" style:font-size-complex="6pt" style:font-style-complex="italic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fo:font-style="italic" style:font-size-asian="6pt" style:font-style-asian="italic" style:font-size-complex="6pt" style:font-style-complex="italic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2pt" fo:font-style="italic" style:font-size-asian="6pt" style:font-style-asian="italic" style:font-size-complex="6pt" style:font-style-complex="italic"/>
    </style:style>
    <style:style style:name="T5" style:family="text">
      <style:text-properties style:text-position="-33% 58%" fo:font-size="12pt" fo:font-style="italic" style:font-size-asian="6pt" style:font-style-asian="italic" style:font-size-complex="6pt" style:font-style-complex="italic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65cm" svg:height="1.524cm" svg:x="2.494cm" svg:y="8.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gon draw:style-name="gr2" draw:text-style-name="P2" draw:layer="layout" svg:width="5.108cm" svg:height="2.031cm" svg:x="4.164cm" svg:y="11.43cm" svg:viewBox="0 0 5109 2032" draw:points="0,2032 3540,0 4726,0 5109,2032">
          <text:p/>
        </draw:polygon>
        <draw:polygon draw:style-name="gr2" draw:text-style-name="P2" draw:layer="layout" svg:width="5.108cm" svg:height="1.523cm" svg:x="4.164cm" svg:y="5.842cm" svg:viewBox="0 0 5109 1524" draw:points="0,0 1508,1524 2694,1524 5109,0">
          <text:p/>
        </draw:polygon>
        <draw:custom-shape draw:style-name="gr3" draw:text-style-name="P3" draw:layer="layout" svg:width="0.762cm" svg:height="5.334cm" svg:x="3.34cm" svg:y="6.8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2cm" svg:height="4.472cm" svg:x="5.88cm" svg:y="7.4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762cm" svg:height="2.794cm" svg:x="7.912cm" svg:y="8.182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4.102cm" svg:y1="7.366cm" svg:x2="5.88cm" svg:y2="8.128cm">
          <text:p/>
        </draw:line>
        <draw:line draw:style-name="gr6" draw:text-style-name="P4" draw:layer="layout" svg:x1="5.88cm" svg:y1="8.89cm" svg:x2="4.102cm" svg:y2="7.366cm">
          <text:p/>
        </draw:line>
        <draw:line draw:style-name="gr6" draw:text-style-name="P4" draw:layer="layout" svg:x1="5.88cm" svg:y1="9.652cm" svg:x2="4.102cm" svg:y2="7.366cm">
          <text:p/>
        </draw:line>
        <draw:line draw:style-name="gr6" draw:text-style-name="P4" draw:layer="layout" svg:x1="5.88cm" svg:y1="10.414cm" svg:x2="4.102cm" svg:y2="7.366cm">
          <text:p/>
        </draw:line>
        <draw:line draw:style-name="gr6" draw:text-style-name="P4" draw:layer="layout" svg:x1="5.88cm" svg:y1="11.176cm" svg:x2="4.102cm" svg:y2="7.366cm">
          <text:p/>
        </draw:line>
        <draw:line draw:style-name="gr6" draw:text-style-name="P4" draw:layer="layout" svg:x1="5.88cm" svg:y1="8.128cm" svg:x2="4.102cm" svg:y2="8.128cm">
          <text:p/>
        </draw:line>
        <draw:line draw:style-name="gr6" draw:text-style-name="P4" draw:layer="layout" svg:x1="5.88cm" svg:y1="8.89cm" svg:x2="4.102cm" svg:y2="8.89cm">
          <text:p/>
        </draw:line>
        <draw:line draw:style-name="gr6" draw:text-style-name="P4" draw:layer="layout" svg:x1="5.88cm" svg:y1="9.652cm" svg:x2="4.102cm" svg:y2="9.652cm">
          <text:p/>
        </draw:line>
        <draw:line draw:style-name="gr6" draw:text-style-name="P4" draw:layer="layout" svg:x1="5.88cm" svg:y1="10.414cm" svg:x2="4.102cm" svg:y2="10.414cm">
          <text:p/>
        </draw:line>
        <draw:line draw:style-name="gr6" draw:text-style-name="P4" draw:layer="layout" svg:x1="5.88cm" svg:y1="11.176cm" svg:x2="4.102cm" svg:y2="11.176cm">
          <text:p/>
        </draw:line>
        <draw:line draw:style-name="gr6" draw:text-style-name="P4" draw:layer="layout" svg:x1="5.88cm" svg:y1="11.176cm" svg:x2="4.102cm" svg:y2="11.938cm">
          <text:p/>
        </draw:line>
        <draw:line draw:style-name="gr6" draw:text-style-name="P4" draw:layer="layout" svg:x1="5.88cm" svg:y1="8.128cm" svg:x2="4.102cm" svg:y2="8.89cm">
          <text:p/>
        </draw:line>
        <draw:line draw:style-name="gr6" draw:text-style-name="P4" draw:layer="layout" svg:x1="4.102cm" svg:y1="9.652cm" svg:x2="5.88cm" svg:y2="8.128cm">
          <text:p/>
        </draw:line>
        <draw:line draw:style-name="gr6" draw:text-style-name="P4" draw:layer="layout" svg:x1="4.102cm" svg:y1="10.414cm" svg:x2="5.88cm" svg:y2="8.128cm">
          <text:p/>
        </draw:line>
        <draw:line draw:style-name="gr6" draw:text-style-name="P4" draw:layer="layout" svg:x1="4.102cm" svg:y1="11.176cm" svg:x2="5.88cm" svg:y2="8.128cm">
          <text:p/>
        </draw:line>
        <draw:line draw:style-name="gr6" draw:text-style-name="P4" draw:layer="layout" svg:x1="4.102cm" svg:y1="11.938cm" svg:x2="5.88cm" svg:y2="8.128cm">
          <text:p/>
        </draw:line>
        <draw:line draw:style-name="gr6" draw:text-style-name="P4" draw:layer="layout" svg:x1="5.88cm" svg:y1="8.89cm" svg:x2="4.102cm" svg:y2="8.128cm">
          <text:p/>
        </draw:line>
        <draw:line draw:style-name="gr6" draw:text-style-name="P4" draw:layer="layout" svg:x1="4.102cm" svg:y1="9.652cm" svg:x2="5.88cm" svg:y2="8.89cm">
          <text:p/>
        </draw:line>
        <draw:line draw:style-name="gr6" draw:text-style-name="P4" draw:layer="layout" svg:x1="4.102cm" svg:y1="10.414cm" svg:x2="5.88cm" svg:y2="8.89cm">
          <text:p/>
        </draw:line>
        <draw:line draw:style-name="gr6" draw:text-style-name="P4" draw:layer="layout" svg:x1="4.102cm" svg:y1="11.176cm" svg:x2="5.88cm" svg:y2="8.89cm">
          <text:p/>
        </draw:line>
        <draw:line draw:style-name="gr6" draw:text-style-name="P4" draw:layer="layout" svg:x1="4.102cm" svg:y1="11.938cm" svg:x2="5.88cm" svg:y2="8.89cm">
          <text:p/>
        </draw:line>
        <draw:line draw:style-name="gr6" draw:text-style-name="P4" draw:layer="layout" svg:x1="5.88cm" svg:y1="9.652cm" svg:x2="4.102cm" svg:y2="8.128cm">
          <text:p/>
        </draw:line>
        <draw:line draw:style-name="gr6" draw:text-style-name="P4" draw:layer="layout" svg:x1="4.102cm" svg:y1="8.89cm" svg:x2="5.88cm" svg:y2="9.652cm">
          <text:p/>
        </draw:line>
        <draw:line draw:style-name="gr6" draw:text-style-name="P4" draw:layer="layout" svg:x1="4.102cm" svg:y1="10.414cm" svg:x2="5.88cm" svg:y2="9.652cm">
          <text:p/>
        </draw:line>
        <draw:line draw:style-name="gr6" draw:text-style-name="P4" draw:layer="layout" svg:x1="4.102cm" svg:y1="11.176cm" svg:x2="5.88cm" svg:y2="9.652cm">
          <text:p/>
        </draw:line>
        <draw:line draw:style-name="gr6" draw:text-style-name="P4" draw:layer="layout" svg:x1="4.102cm" svg:y1="11.938cm" svg:x2="5.88cm" svg:y2="9.652cm">
          <text:p/>
        </draw:line>
        <draw:line draw:style-name="gr6" draw:text-style-name="P4" draw:layer="layout" svg:x1="5.88cm" svg:y1="10.414cm" svg:x2="4.102cm" svg:y2="8.128cm">
          <text:p/>
        </draw:line>
        <draw:line draw:style-name="gr6" draw:text-style-name="P4" draw:layer="layout" svg:x1="4.102cm" svg:y1="8.89cm" svg:x2="5.88cm" svg:y2="10.414cm">
          <text:p/>
        </draw:line>
        <draw:line draw:style-name="gr6" draw:text-style-name="P4" draw:layer="layout" svg:x1="4.102cm" svg:y1="9.652cm" svg:x2="5.88cm" svg:y2="10.414cm">
          <text:p/>
        </draw:line>
        <draw:line draw:style-name="gr6" draw:text-style-name="P4" draw:layer="layout" svg:x1="4.102cm" svg:y1="11.176cm" svg:x2="5.88cm" svg:y2="10.414cm">
          <text:p/>
        </draw:line>
        <draw:line draw:style-name="gr6" draw:text-style-name="P4" draw:layer="layout" svg:x1="4.102cm" svg:y1="11.938cm" svg:x2="5.88cm" svg:y2="10.414cm">
          <text:p/>
        </draw:line>
        <draw:line draw:style-name="gr6" draw:text-style-name="P4" draw:layer="layout" svg:x1="5.88cm" svg:y1="11.176cm" svg:x2="4.102cm" svg:y2="8.128cm">
          <text:p/>
        </draw:line>
        <draw:line draw:style-name="gr6" draw:text-style-name="P4" draw:layer="layout" svg:x1="4.102cm" svg:y1="8.89cm" svg:x2="5.88cm" svg:y2="11.176cm">
          <text:p/>
        </draw:line>
        <draw:line draw:style-name="gr6" draw:text-style-name="P4" draw:layer="layout" svg:x1="4.102cm" svg:y1="9.652cm" svg:x2="5.88cm" svg:y2="11.176cm">
          <text:p/>
        </draw:line>
        <draw:line draw:style-name="gr6" draw:text-style-name="P4" draw:layer="layout" svg:x1="4.102cm" svg:y1="10.414cm" svg:x2="5.88cm" svg:y2="11.176cm">
          <text:p/>
        </draw:line>
        <draw:line draw:style-name="gr6" draw:text-style-name="P4" draw:layer="layout" svg:x1="6.642cm" svg:y1="8.128cm" svg:x2="7.912cm" svg:y2="8.636cm">
          <text:p/>
        </draw:line>
        <draw:line draw:style-name="gr6" draw:text-style-name="P4" draw:layer="layout" svg:x1="6.642cm" svg:y1="8.128cm" svg:x2="7.912cm" svg:y2="9.652cm">
          <text:p/>
        </draw:line>
        <draw:line draw:style-name="gr6" draw:text-style-name="P4" draw:layer="layout" svg:x1="6.642cm" svg:y1="8.128cm" svg:x2="7.912cm" svg:y2="10.668cm">
          <text:p/>
        </draw:line>
        <draw:line draw:style-name="gr6" draw:text-style-name="P4" draw:layer="layout" svg:x1="7.912cm" svg:y1="8.636cm" svg:x2="6.642cm" svg:y2="8.636cm">
          <text:p/>
        </draw:line>
        <draw:line draw:style-name="gr6" draw:text-style-name="P4" draw:layer="layout" svg:x1="7.912cm" svg:y1="9.652cm" svg:x2="6.642cm" svg:y2="9.652cm">
          <text:p/>
        </draw:line>
        <draw:line draw:style-name="gr6" draw:text-style-name="P4" draw:layer="layout" svg:x1="7.912cm" svg:y1="10.668cm" svg:x2="6.642cm" svg:y2="10.668cm">
          <text:p/>
        </draw:line>
        <draw:line draw:style-name="gr6" draw:text-style-name="P4" draw:layer="layout" svg:x1="6.642cm" svg:y1="8.636cm" svg:x2="7.912cm" svg:y2="9.652cm">
          <text:p/>
        </draw:line>
        <draw:line draw:style-name="gr6" draw:text-style-name="P4" draw:layer="layout" svg:x1="7.912cm" svg:y1="10.668cm" svg:x2="6.642cm" svg:y2="8.636cm">
          <text:p/>
        </draw:line>
        <draw:line draw:style-name="gr6" draw:text-style-name="P4" draw:layer="layout" svg:x1="6.642cm" svg:y1="9.652cm" svg:x2="7.912cm" svg:y2="8.636cm">
          <text:p/>
        </draw:line>
        <draw:line draw:style-name="gr6" draw:text-style-name="P4" draw:layer="layout" svg:x1="7.912cm" svg:y1="10.668cm" svg:x2="6.642cm" svg:y2="9.652cm">
          <text:p/>
        </draw:line>
        <draw:line draw:style-name="gr6" draw:text-style-name="P4" draw:layer="layout" svg:x1="6.642cm" svg:y1="10.668cm" svg:x2="7.912cm" svg:y2="9.652cm">
          <text:p/>
        </draw:line>
        <draw:line draw:style-name="gr6" draw:text-style-name="P4" draw:layer="layout" svg:x1="7.912cm" svg:y1="8.636cm" svg:x2="6.642cm" svg:y2="10.668cm">
          <text:p/>
        </draw:line>
        <draw:line draw:style-name="gr6" draw:text-style-name="P4" draw:layer="layout" svg:x1="7.912cm" svg:y1="8.636cm" svg:x2="6.642cm" svg:y2="11.176cm">
          <text:p/>
        </draw:line>
        <draw:line draw:style-name="gr6" draw:text-style-name="P4" draw:layer="layout" svg:x1="7.912cm" svg:y1="9.652cm" svg:x2="6.642cm" svg:y2="11.176cm">
          <text:p/>
        </draw:line>
        <draw:line draw:style-name="gr6" draw:text-style-name="P4" draw:layer="layout" svg:x1="7.912cm" svg:y1="10.668cm" svg:x2="6.642cm" svg:y2="11.176cm">
          <text:p/>
        </draw:line>
        <draw:line draw:style-name="gr6" draw:text-style-name="P4" draw:layer="layout" svg:x1="8.674cm" svg:y1="8.636cm" svg:x2="9.436cm" svg:y2="8.636cm">
          <text:p/>
        </draw:line>
        <draw:line draw:style-name="gr6" draw:text-style-name="P4" draw:layer="layout" svg:x1="8.674cm" svg:y1="9.652cm" svg:x2="9.436cm" svg:y2="9.652cm">
          <text:p/>
        </draw:line>
        <draw:line draw:style-name="gr6" draw:text-style-name="P4" draw:layer="layout" svg:x1="8.674cm" svg:y1="10.668cm" svg:x2="9.436cm" svg:y2="10.668cm">
          <text:p/>
        </draw:line>
        <draw:frame draw:style-name="gr7" draw:text-style-name="P5" draw:layer="layout" svg:width="2.286cm" svg:height="0.645cm" draw:transform="rotate (-1.5707963267949) translate (4.102cm 8.536cm)">
          <draw:text-box>
            <text:p><text:span text:style-name="T1">Input Layer</text:span></text:p>
          </draw:text-box>
        </draw:frame>
        <draw:frame draw:style-name="gr8" draw:text-style-name="P5" draw:layer="layout" svg:width="2.794cm" svg:height="1.039cm" draw:transform="rotate (-1.5707963267949) translate (6.642cm 8.436cm)">
          <draw:text-box>
            <text:p><text:span text:style-name="T1">Hidden Layer</text:span></text:p>
          </draw:text-box>
        </draw:frame>
        <draw:frame draw:style-name="gr7" draw:text-style-name="P5" draw:layer="layout" svg:width="2.794cm" svg:height="0.645cm" draw:transform="rotate (-1.5707963267949) translate (8.674cm 8.382cm)">
          <draw:text-box>
            <text:p><text:span text:style-name="T1">Output Layer</text:span></text:p>
          </draw:text-box>
        </draw:frame>
        <draw:g>
          <draw:custom-shape draw:style-name="gr9" draw:text-style-name="P6" draw:layer="layout" svg:width="5.109cm" svg:height="4.826cm" svg:x="4.164cm" svg:y="1.01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3.736cm" svg:height="3.736cm" svg:x="4.678cm" svg:y="1.4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4" draw:layer="layout" svg:x1="6.55cm" svg:y1="1.598cm" svg:x2="6.55cm" svg:y2="5.24cm">
            <text:p/>
          </draw:line>
          <draw:line draw:style-name="gr6" draw:text-style-name="P4" draw:layer="layout" svg:x1="7.344cm" svg:y1="2.876cm" svg:x2="7.344cm" svg:y2="3.462cm">
            <text:p/>
          </draw:line>
          <draw:line draw:style-name="gr6" draw:text-style-name="P4" draw:layer="layout" svg:x1="6.758cm" svg:y1="3.462cm" svg:x2="7.931cm" svg:y2="3.462cm">
            <text:p/>
          </draw:line>
          <draw:line draw:style-name="gr12" draw:text-style-name="P4" draw:layer="layout" svg:x1="6.758cm" svg:y1="3.462cm" svg:x2="7.344cm" svg:y2="3.462cm">
            <text:p/>
          </draw:line>
          <draw:line draw:style-name="gr12" draw:text-style-name="P4" draw:layer="layout" svg:x1="7.344cm" svg:y1="3.462cm" svg:x2="7.93cm" svg:y2="2.876cm">
            <text:p/>
          </draw:line>
          <draw:frame draw:style-name="gr13" draw:text-style-name="P7" draw:layer="layout" svg:width="1.848cm" svg:height="0.66cm" svg:x="6.48cm" svg:y="3.51cm">
            <draw:text-box>
              <text:p><text:span text:style-name="T2">f(x)= max(0,x)</text:span></text:p>
            </draw:text-box>
          </draw:frame>
          <draw:frame draw:style-name="gr14" draw:text-style-name="P8" draw:layer="layout" svg:width="1.495cm" svg:height="0.569cm" svg:x="6.679cm" svg:y="2.392cm">
            <draw:text-box>
              <text:p><text:span text:style-name="T3">ReLu</text:span></text:p>
            </draw:text-box>
          </draw:frame>
          <draw:line draw:style-name="gr15" draw:text-style-name="P4" draw:layer="layout" svg:x1="3.277cm" svg:y1="5.334cm" svg:x2="5.058cm" svg:y2="4.56cm">
            <text:p/>
          </draw:line>
          <draw:line draw:style-name="gr15" draw:text-style-name="P9" draw:layer="layout" svg:x1="4.678cm" svg:y1="3.81cm" svg:x2="3.277cm" svg:y2="3.81cm">
            <text:p/>
          </draw:line>
          <draw:line draw:style-name="gr15" draw:text-style-name="P9" draw:layer="layout" svg:x1="4.678cm" svg:y1="3.06cm" svg:x2="3.277cm" svg:y2="3.06cm">
            <text:p/>
          </draw:line>
          <draw:line draw:style-name="gr15" draw:text-style-name="P4" draw:layer="layout" svg:x1="5.145cm" svg:y1="2.096cm" svg:x2="3.277cm" svg:y2="1.475cm">
            <text:p/>
          </draw:line>
          <draw:frame draw:style-name="gr16" draw:text-style-name="P10" draw:layer="layout" svg:width="1.155cm" svg:height="0.826cm" svg:x="3.009cm" svg:y="1.376cm">
            <draw:text-box>
              <text:p><text:span text:style-name="T4">w</text:span><text:span text:style-name="T5">i,o</text:span></text:p>
            </draw:text-box>
          </draw:frame>
          <draw:frame draw:style-name="gr16" draw:text-style-name="P10" draw:layer="layout" svg:width="1.17cm" svg:height="0.826cm" svg:x="2.994cm" svg:y="2.319cm">
            <draw:text-box>
              <text:p><text:span text:style-name="T4">w</text:span><text:span text:style-name="T5">i,1</text:span></text:p>
            </draw:text-box>
          </draw:frame>
          <draw:frame draw:style-name="gr17" draw:text-style-name="P10" draw:layer="layout" svg:width="1.17cm" svg:height="1.401cm" svg:x="2.994cm" svg:y="3.069cm">
            <draw:text-box>
              <text:p><text:span text:style-name="T4">w</text:span><text:span text:style-name="T5">i,2</text:span></text:p>
            </draw:text-box>
          </draw:frame>
          <draw:frame draw:style-name="gr16" draw:text-style-name="P10" draw:layer="layout" svg:width="1.17cm" svg:height="0.826cm" svg:x="2.994cm" svg:y="4.286cm">
            <draw:text-box>
              <text:p><text:span text:style-name="T4">w</text:span><text:span text:style-name="T5">i,j</text:span></text:p>
            </draw:text-box>
          </draw:frame>
          <draw:line draw:style-name="gr15" draw:text-style-name="P4" draw:layer="layout" svg:x1="8.414cm" svg:y1="3.343cm" svg:x2="10.282cm" svg:y2="3.343cm">
            <text:p/>
          </draw:line>
          <draw:frame draw:style-name="gr18" draw:text-style-name="P11" draw:layer="layout" svg:width="1.991cm" svg:height="0.589cm" svg:x="4.572cm" svg:y="3.069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draw:g>
        <draw:g>
          <draw:custom-shape draw:style-name="gr9" draw:text-style-name="P6" draw:layer="layout" svg:width="5.109cm" svg:height="4.826cm" svg:x="4.164cm" svg:y="13.46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3.736cm" svg:height="3.736cm" svg:x="4.678cm" svg:y="13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4" draw:layer="layout" svg:x1="6.55cm" svg:y1="14.044cm" svg:x2="6.55cm" svg:y2="17.686cm">
            <text:p/>
          </draw:line>
          <draw:line draw:style-name="gr15" draw:text-style-name="P4" draw:layer="layout" svg:x1="3.277cm" svg:y1="17.78cm" svg:x2="5.08cm" svg:y2="16.997cm">
            <text:p/>
          </draw:line>
          <draw:line draw:style-name="gr15" draw:text-style-name="P9" draw:layer="layout" svg:x1="4.699cm" svg:y1="15.406cm" svg:x2="3.277cm" svg:y2="15.406cm">
            <text:p/>
          </draw:line>
          <draw:line draw:style-name="gr15" draw:text-style-name="P4" draw:layer="layout" svg:x1="5.145cm" svg:y1="14.542cm" svg:x2="3.277cm" svg:y2="13.921cm">
            <text:p/>
          </draw:line>
          <draw:frame draw:style-name="gr16" draw:text-style-name="P10" draw:layer="layout" svg:width="1.155cm" svg:height="0.826cm" svg:x="3.009cm" svg:y="13.822cm">
            <draw:text-box>
              <text:p><text:span text:style-name="T4">w</text:span><text:span text:style-name="T5">i,o</text:span></text:p>
            </draw:text-box>
          </draw:frame>
          <draw:frame draw:style-name="gr16" draw:text-style-name="P10" draw:layer="layout" svg:width="1.17cm" svg:height="0.826cm" svg:x="2.994cm" svg:y="14.665cm">
            <draw:text-box>
              <text:p><text:span text:style-name="T4">w</text:span><text:span text:style-name="T5">i,1</text:span></text:p>
            </draw:text-box>
          </draw:frame>
          <draw:frame draw:style-name="gr17" draw:text-style-name="P10" draw:layer="layout" svg:width="1.17cm" svg:height="1.401cm" svg:x="2.994cm" svg:y="15.515cm">
            <draw:text-box>
              <text:p><text:span text:style-name="T4">w</text:span><text:span text:style-name="T5">i,2</text:span></text:p>
            </draw:text-box>
          </draw:frame>
          <draw:frame draw:style-name="gr16" draw:text-style-name="P10" draw:layer="layout" svg:width="1.17cm" svg:height="0.826cm" svg:x="2.994cm" svg:y="16.732cm">
            <draw:text-box>
              <text:p><text:span text:style-name="T4">w</text:span><text:span text:style-name="T5">i,j</text:span></text:p>
            </draw:text-box>
          </draw:frame>
          <draw:line draw:style-name="gr15" draw:text-style-name="P4" draw:layer="layout" svg:x1="8.414cm" svg:y1="15.789cm" svg:x2="10.282cm" svg:y2="15.789cm">
            <text:p/>
          </draw:line>
          <draw:frame draw:style-name="gr18" draw:text-style-name="P11" draw:layer="layout" svg:width="1.991cm" svg:height="0.589cm" svg:x="4.613cm" svg:y="15.506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18" draw:text-style-name="P11" draw:layer="layout" svg:width="1.888cm" svg:height="1.19cm" svg:x="6.55cm" svg:y="15.24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19" draw:text-style-name="P8" draw:layer="layout" svg:width="1.691cm" svg:height="0.887cm" svg:x="6.55cm" svg:y="14.725cm">
            <draw:text-box>
              <text:p><text:span text:style-name="T3">SoftMax</text:span></text:p>
            </draw:text-box>
          </draw:frame>
          <draw:line draw:style-name="gr15" draw:text-style-name="P9" draw:layer="layout" svg:x1="4.7cm" svg:y1="16.206cm" svg:x2="3.278cm" svg:y2="16.206cm">
            <text:p/>
          </draw:line>
        </draw:g>
        <draw:custom-shape draw:style-name="gr20" draw:text-style-name="P2" draw:layer="layout" svg:width="1.186cm" svg:height="0.762cm" svg:x="5.672cm" svg:y="7.3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.186cm" svg:height="0.762cm" svg:x="7.704cm" svg:y="10.668cm">
          <text:p/>
          <draw:enhanced-geometry svg:viewBox="0 0 21600 21600" draw:type="rectangle" draw:enhanced-path="M 0 0 L 21600 0 21600 21600 0 21600 0 0 Z N"/>
        </draw:custom-shape>
        <draw:frame draw:style-name="gr21" draw:text-style-name="P4" draw:layer="layout" svg:width="2.193cm" svg:height="2.091cm" svg:x="0.301cm" svg:y="8.382cm">
          <draw:image xlink:href="Pictures/10000201000002F3000002D01C08461AFCB0FE7E.png" xlink:type="simple" xlink:show="embed" xlink:actuate="onLoad">
            <text:p/>
          </draw:image>
        </draw:frame>
        <draw:custom-shape draw:style-name="gr22" draw:text-style-name="P3" draw:layer="layout" svg:width="0.762cm" svg:height="0.762cm" svg:x="2.34cm" svg:y="9.2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2" draw:layer="layout" svg:width="4.064cm" svg:height="2.384cm" svg:x="9.344cm" svg:y="8.174cm">
          <draw:text-box>
            <text:p><text:span text:style-name="T6">0.83 (apple)</text:span></text:p>
          </draw:text-box>
        </draw:frame>
        <draw:frame draw:style-name="gr24" draw:text-style-name="P5" draw:layer="layout" svg:width="2.286cm" svg:height="1.016cm" svg:x="9.344cm" svg:y="9.19cm">
          <draw:text-box>
            <text:p><text:span text:style-name="T1">0.16 (pear)</text:span></text:p>
          </draw:text-box>
        </draw:frame>
        <draw:frame draw:style-name="gr24" draw:text-style-name="P5" draw:layer="layout" svg:width="2.286cm" svg:height="1.016cm" svg:x="9.344cm" svg:y="10.16cm">
          <draw:text-box>
            <text:p><text:span text:style-name="T1">0.01 (kiwi)</text:span></text:p>
          </draw:text-box>
        </draw:frame>
        <draw:frame draw:style-name="gr25" draw:text-style-name="P13" draw:layer="layout" svg:width="1.424cm" svg:height="0.725cm" svg:x="4.164cm" svg:y="1.016cm">
          <draw:text-box>
            <text:p><text:span text:style-name="T7">b)</text:span></text:p>
          </draw:text-box>
        </draw:frame>
        <draw:frame draw:style-name="gr25" draw:text-style-name="P13" draw:layer="layout" svg:width="1.424cm" svg:height="0.725cm" svg:x="4.164cm" svg:y="13.462cm">
          <draw:text-box>
            <text:p><text:span text:style-name="T7">d)</text:span></text:p>
          </draw:text-box>
        </draw:frame>
        <draw:frame draw:style-name="gr25" draw:text-style-name="P13" draw:layer="layout" svg:width="1.424cm" svg:height="0.725cm" svg:x="3.34cm" svg:y="6.858cm">
          <draw:text-box>
            <text:p><text:span text:style-name="T7">a)</text:span></text:p>
          </draw:text-box>
        </draw:frame>
        <draw:frame draw:style-name="gr25" draw:text-style-name="P13" draw:layer="layout" svg:width="1.424cm" svg:height="0.725cm" svg:x="7.774cm" svg:y="8.028cm">
          <draw:text-box>
            <text:p><text:span text:style-name="T7">c)</text:span></text:p>
          </draw:text-box>
        </draw:frame>
        <presentation:notes draw:style-name="dp2">
          <draw:page-thumbnail draw:style-name="gr26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2T13:15:27.215938355</meta:creation-date>
    <dc:date>2018-07-04T13:14:19.953906544</dc:date>
    <meta:editing-duration>PT7H18M29S</meta:editing-duration>
    <meta:editing-cycles>24</meta:editing-cycles>
    <meta:generator>LibreOffice/5.1.6.2$Linux_X86_64 LibreOffice_project/10m0$Build-2</meta:generator>
    <meta:document-statistic meta:object-count="132"/>
  </office:meta>
</office:document-meta>
</file>

<file path=Object 1/content.xml><?xml version="1.0" encoding="utf-8"?>
<math xmlns="http://www.w3.org/1998/Math/MathML" display="block">
  <semantics>
    <mrow>
      <mi>x</mi>
      <mo stretchy="false">=</mo>
      <mrow>
        <mo stretchy="false">∑</mo>
        <msub>
          <mi>w</mi>
          <mrow>
            <mi>i</mi>
            <mi>,</mi>
            <mi>j</mi>
          </mrow>
        </msub>
      </mrow>
    </mrow>
    <annotation encoding="StarMath 5.0">x=sum w_{i,j} 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o stretchy="false">∑</mo>
        <msub>
          <mi>w</mi>
          <mrow>
            <mi>i</mi>
            <mi>,</mi>
            <mi>j</mi>
          </mrow>
        </msub>
      </mrow>
    </mrow>
    <annotation encoding="StarMath 5.0">x=sum w_{i,j} </annotation>
  </semantics>
</math>
</file>

<file path=Object 3/content.xml><?xml version="1.0" encoding="utf-8"?>
<math xmlns="http://www.w3.org/1998/Math/MathML" display="block">
  <semantics>
    <mrow>
      <msub>
        <mi>z</mi>
        <mi>i</mi>
      </msub>
      <mo stretchy="false">=</mo>
      <mfrac>
        <msup>
          <mi mathvariant="normal">e</mi>
          <msub>
            <mi>x</mi>
            <mi>i</mi>
          </msub>
        </msup>
        <mrow>
          <mo stretchy="false">∑</mo>
          <msup>
            <mi mathvariant="normal">e</mi>
            <msub>
              <mi>x</mi>
              <mi>i</mi>
            </msub>
          </msup>
        </mrow>
      </mfrac>
    </mrow>
    <annotation encoding="StarMath 5.0">z_i = { func e^{x_i} } over { sum func e^{x_i}  } </annotation>
  </semantics>
</math>
</file>